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Heading_20_1" style:master-page-name="HTML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office:annotation><dc:date>2018-05-27T22:20:42</dc:date><text:p>HTML: &lt;meta name="created" content="2018-05-01T12:11:35.347303156"&gt;</text:p></office:annotation></text:span><text:span text:style-name="T1"><office:annotation><dc:date>2018-05-27T22:20:42</dc:date><text:p>HTML: &lt;meta name="changed" content="2018-05-01T12:11:44.776292128"&gt;</text:p></office:annotation></text:span><text:span text:style-name="T1">O Objeto da fé</text:span></text:p>
      <text:p text:style-name="P1"><text:span text:style-name="T1">Jesus - Aquele que revelou o coração de Deus</text:span> </text:p>
      <text:p text:style-name="P2">Sobre tábuas de pedra, foi escrito o mandamento pelo dedo de Deus: "Não farás para ti imagem de escultura" (<text:a xlink:type="simple" xlink:href="http://mysword.info/b?r=Exo_20:4" text:style-name="Internet_20_link" text:visited-style-name="Visited_20_Internet_20_Link">Ex 20:4</text:a>). Nada que a mente ou o coração do homem pudesse conceber seria uma representação do eterno, triúno Deus, "Aquele que tem, Ele só, a imortalidade, e habita na luz inacessível; a quem nenhum dos homens viu nem pode ver" (<text:a xlink:type="simple" xlink:href="http://mysword.info/b?r=1Ti_6:16" text:style-name="Internet_20_link" text:visited-style-name="Visited_20_Internet_20_Link">1Tm 6:16</text:a>). A lei não podia exibir Deus, mas apontava adiante, para Um que viria, o Único que poderia tornar Deus conhecido e por meio de Quem o coração de Deus seria manifestado, e Sua criatura pecaminosa, o homem, seria ganho e seguro nas cadeias do amor eterno. </text:p>
      <text:p text:style-name="P2">A Palavra se fez carne. Jesus em perfeita humanidade, Filho de Deus e Filho do homem em humilhação, sofrendo, vergonha e morte, mostrou o coração de Deus. Por Seu sacrifício expiatório Ele glorificou a Deus e estabeleceu a eterna redenção.  </text:p>
      <text:p text:style-name="P2">Ressuscitado dentre os mortos pela glória do Pai, os frutos de Seu trabalho estão agora assegurados na glória de Sua Pessoa. Na Terra Ele foi o prazer de Deus Pai; agora, elevado acima de todos os céus, Ele é o gozo do Pai e o objeto da fé e amor de Seus redimidos. </text:p>
      <text:p text:style-name="P2">Ele confortou Seus discípulos dizendo: "Não se turbe o vosso coração: crede em Deus, crede também em Mim" (<text:a xlink:type="simple" xlink:href="http://mysword.info/b?r=Joh_14:1" text:style-name="Internet_20_link" text:visited-style-name="Visited_20_Internet_20_Link">Jo 14:1</text:a>). Da Sua glória Ele envia o Consolador para habitar com os Seus para sempre, a fim de manter os seus corações ocupados Consigo mesmo e com as Suas glórias. Selado com o Espírito Santo, o crente é levado a um conhecimento consciente das perfeições da Pessoa e da obra dAquele em Quem é selado. Mesmo enquanto aqui na Terra o crente é transformado à Sua imagem, à qual, no propósito de Deus, ele será totalmente conformado em glória. </text:p>
      <text:p text:style-name="P2">Christian Treasury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1T12:59:52.378999069</dc:date>
    <meta:editing-duration>PT11M21S</meta:editing-duration>
    <meta:editing-cycles>2</meta:editing-cycles>
    <meta:document-statistic meta:table-count="0" meta:image-count="0" meta:object-count="0" meta:page-count="1" meta:paragraph-count="7" meta:word-count="314" meta:character-count="1732" meta:non-whitespace-character-count="1418"/>
  </office:meta>
</office:document-meta>
</file>